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00000000F10827EF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">
      <style:table-properties style:width="8.5cm" style:page-number="0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17cm" style:rel-column-width="14780*"/>
    </style:style>
    <style:style style:name="Table1.B" style:family="table-column">
      <style:table-column-properties style:column-width="6.583cm" style:rel-column-width="50755*"/>
    </style:style>
    <style:style style:name="Table1.A1" style:family="table-cell">
      <style:table-cell-properties fo:background-color="#999999" fo:padding="0.097cm" fo:border="0.035cm solid #000000">
        <style:background-image/>
      </style:table-cell-properties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97cm" fo:border="none">
        <style:background-image/>
      </style:table-cell-properties>
    </style:style>
    <style:style style:name="Table1.A5" style:family="table-cell">
      <style:table-cell-properties fo:background-color="transparent" fo:padding="0.097cm" fo:border="none">
        <style:background-image/>
      </style:table-cell-properties>
    </style:style>
    <style:style style:name="Table1.A16" style:family="table-cell">
      <style:table-cell-properties style:vertical-align="" fo:background-color="#e6e6ff" fo:padding="0.097cm" fo:border="none" style:writing-mode="page">
        <style:background-image/>
      </style:table-cell-properties>
    </style:style>
    <style:style style:name="Table1.A39" style:family="table-cell">
      <style:table-cell-properties style:vertical-align="" fo:background-color="#999999" fo:padding="0.097cm" fo:border="0.035cm solid #000000" style:writing-mode="page">
        <style:background-image/>
      </style:table-cell-properties>
    </style:style>
    <style:style style:name="Таблица1" style:family="table" style:master-page-name="">
      <style:table-properties style:width="8.491cm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8.491cm"/>
    </style:style>
    <style:style style:name="Таблица1.1" style:family="table-row">
      <style:table-row-properties fo:background-color="transparent" style:keep-together="true" fo:keep-together="auto">
        <style:background-image/>
      </style:table-row-properties>
    </style:style>
    <style:style style:name="Таблица1.A1" style:family="table-cell">
      <style:table-cell-properties style:vertical-align="" fo:background-color="transparent" fo:padding="0.097cm" fo:border="0.035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74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d7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0f2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192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5ae7b" officeooo:paragraph-rsid="0005ae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5eae3" officeooo:paragraph-rsid="0005ea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745c1" officeooo:paragraph-rsid="000745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8e5b5" officeooo:paragraph-rsid="0008e5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c6be6" officeooo:paragraph-rsid="000c6b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d7828" officeooo:paragraph-rsid="000d7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f2a3d" officeooo:paragraph-rsid="000f2a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f2a3d" officeooo:paragraph-rsid="00192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0b9edd" officeooo:paragraph-rsid="00192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c6b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d78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dc1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0f2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1890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192d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5ae7b" officeooo:paragraph-rsid="0005ae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5eae3" officeooo:paragraph-rsid="0005ea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f2a3d" officeooo:paragraph-rsid="000f2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c6be6" officeooo:paragraph-rsid="000c6b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5e15b" officeooo:paragraph-rsid="000f2a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acad7" officeooo:paragraph-rsid="001890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0f2a3d" officeooo:paragraph-rsid="000f2a3d" style:font-size-asian="12pt" style:font-style-asian="normal" style:font-size-complex="12pt" style:font-style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15e15b" officeooo:paragraph-rsid="000f2a3d" style:font-size-asian="12pt" style:font-style-asian="normal" style:font-size-complex="12pt" style:font-style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192deb" officeooo:paragraph-rsid="00192deb" style:font-size-asian="12pt" style:font-style-asian="normal" style:font-size-complex="12pt" style:font-style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text-shadow="none" style:text-underline-style="none" officeooo:rsid="000c6be6" officeooo:paragraph-rsid="000c6be6" style:font-size-asian="12pt" style:font-size-complex="12pt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paragraph-rsid="000dc16e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paragraph-rsid="00192deb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rsid="000d7828" officeooo:paragraph-rsid="000d7828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35" style:family="paragraph" style:parent-style-name="Standard">
      <style:text-properties fo:color="#000000" style:text-outline="false" style:text-line-through-style="none" style:font-name="Liberation Serif" fo:font-size="11pt" fo:text-shadow="none" style:text-underline-style="none" fo:font-weight="normal" style:font-size-asian="11pt" style:font-weight-asian="normal" style:font-size-complex="11pt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officeooo:rsid="000d7828" officeooo:paragraph-rsid="000d78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officeooo:rsid="000d7828" officeooo:paragraph-rsid="000d7828" style:font-size-asian="12pt" style:font-style-asian="normal" style:font-size-complex="12pt" style:font-style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officeooo:rsid="000dc16e" officeooo:paragraph-rsid="000dc16e" style:font-size-asian="12pt" style:font-style-asian="normal" style:font-size-complex="12pt" style:font-style-complex="normal" style:text-overline-style="none" style:text-overline-color="font-color"/>
    </style:style>
    <style:style style:name="P39" style:family="paragraph" style:parent-style-name="Standard">
      <style:paragraph-properties fo:text-align="center" style:justify-single-word="false"/>
      <style:text-properties fo:color="#ffffff" fo:font-style="italic" fo:font-weight="bold" officeooo:rsid="0005ae7b" officeooo:paragraph-rsid="0005ae7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0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officeooo:rsid="000a86d6" officeooo:paragraph-rsid="000a86d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1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Liberation Serif" fo:font-size="12pt" fo:font-style="italic" fo:text-shadow="none" style:text-underline-style="none" fo:font-weight="bold" officeooo:rsid="000c6be6" officeooo:paragraph-rsid="000c6be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b3b3b3" fo:font-size="8pt" style:font-size-asian="8pt" style:font-size-complex="8pt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acad7" officeooo:paragraph-rsid="00192d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acad7" officeooo:paragraph-rsid="001aef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0b9edd" officeooo:paragraph-rsid="00192d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92deb" officeooo:paragraph-rsid="00192de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183afd" officeooo:paragraph-rsid="00192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183afd" officeooo:paragraph-rsid="001890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192deb" officeooo:paragraph-rsid="00192deb" style:font-size-asian="12pt" style:font-style-asian="normal" style:font-size-complex="12pt" style:font-style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192deb" officeooo:paragraph-rsid="001aef9b" style:font-size-asian="12pt" style:font-style-asian="normal" style:font-size-complex="12pt" style:font-style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paragraph-rsid="001aef9b" style:font-size-asian="12pt" style:font-style-asian="normal" style:font-size-complex="12pt" style:font-style-complex="normal" style:text-overline-style="none" style:text-overline-color="font-color"/>
    </style:style>
    <style:style style:name="P5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rsid="000acad7" officeooo:paragraph-rsid="00192deb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rsid="000b9edd" officeooo:paragraph-rsid="00192deb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1.5pt" fo:font-style="normal" fo:text-shadow="none" style:text-underline-style="none" fo:font-weight="bold" officeooo:paragraph-rsid="001aef9b" style:font-size-asian="11.5pt" style:font-style-asian="normal" style:font-weight-asian="bold" style:font-size-complex="11.5pt" style:font-style-complex="normal" style:font-weight-complex="bold" style:text-overline-style="none" style:text-overline-color="font-color"/>
    </style:style>
    <style:style style:name="T1" style:family="text">
      <style:text-properties style:font-name="DejaVu Sans1" style:font-name-asian="DejaVu Sans1" style:font-name-complex="DejaVu Sans1"/>
    </style:style>
    <style:style style:name="T2" style:family="text">
      <style:text-properties fo:font-style="italic" officeooo:rsid="000acad7" style:font-style-asian="italic" style:font-style-complex="italic"/>
    </style:style>
    <style:style style:name="T3" style:family="text">
      <style:text-properties fo:font-style="italic" officeooo:rsid="000b9edd" style:font-style-asian="italic" style:font-style-complex="italic"/>
    </style:style>
    <style:style style:name="T4" style:family="text">
      <style:text-properties fo:font-style="italic" officeooo:rsid="000f2a3d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eae3"/>
    </style:style>
    <style:style style:name="T7" style:family="text">
      <style:text-properties officeooo:rsid="000745c1"/>
    </style:style>
    <style:style style:name="T8" style:family="text">
      <style:text-properties officeooo:rsid="0008e5b5"/>
    </style:style>
    <style:style style:name="T9" style:family="text">
      <style:text-properties officeooo:rsid="000acad7"/>
    </style:style>
    <style:style style:name="T10" style:family="text">
      <style:text-properties officeooo:rsid="000b9edd"/>
    </style:style>
    <style:style style:name="T11" style:family="text">
      <style:text-properties officeooo:rsid="000c6be6"/>
    </style:style>
    <style:style style:name="T12" style:family="text">
      <style:text-properties officeooo:rsid="000d7828"/>
    </style:style>
    <style:style style:name="T13" style:family="text">
      <style:text-properties officeooo:rsid="000dc16e"/>
    </style:style>
    <style:style style:name="T14" style:family="text">
      <style:text-properties fo:font-size="11pt" officeooo:rsid="000d7828" style:font-size-asian="11pt" style:font-size-complex="11pt"/>
    </style:style>
    <style:style style:name="T15" style:family="text">
      <style:text-properties fo:font-size="11pt" officeooo:rsid="000dc16e" style:font-size-asian="11pt" style:font-size-complex="11pt"/>
    </style:style>
    <style:style style:name="T16" style:family="text">
      <style:text-properties officeooo:rsid="000f2a3d"/>
    </style:style>
    <style:style style:name="T17" style:family="text">
      <style:text-properties officeooo:rsid="0013e21b"/>
    </style:style>
    <style:style style:name="T18" style:family="text">
      <style:text-properties officeooo:rsid="00147760"/>
    </style:style>
    <style:style style:name="T19" style:family="text">
      <style:text-properties officeooo:rsid="0015e15b"/>
    </style:style>
    <style:style style:name="T20" style:family="text">
      <style:text-properties officeooo:rsid="00183afd"/>
    </style:style>
    <style:style style:name="T21" style:family="text">
      <style:text-properties officeooo:rsid="001a5343"/>
    </style:style>
    <style:style style:name="T22" style:family="text">
      <style:text-properties officeooo:rsid="001aef9b"/>
    </style:style>
    <style:style style:name="T23" style:family="text">
      <style:text-properties officeooo:rsid="001ce7cb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9">Панели каталогов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7"><text:s/><text:span text:style-name="T5">Esc</text:span> и <text:span text:style-name="T5">Alt</text:span> являются мета-клавишами, оба варианта допустимы в сочетаниях.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1">Tab,</text:p>
            <text:p text:style-name="P21">Ctrl + i</text:p>
          </table:table-cell>
          <table:table-cell table:style-name="Table1.A3" office:value-type="string">
            <text:p text:style-name="P5"><text:span text:style-name="T18">с</text:span>менить текущую (активную) панель</text:p>
          </table:table-cell>
        </table:table-row>
        <table:table-row>
          <table:table-cell table:style-name="Table1.A4" office:value-type="string">
            <text:p text:style-name="P21">Insert,</text:p>
            <text:p text:style-name="P21">Ctrl + t</text:p>
          </table:table-cell>
          <table:table-cell table:style-name="Table1.A4" office:value-type="string">
            <text:p text:style-name="P5"><text:span text:style-name="T18">о</text:span>тметить файл либо снять отметку</text:p>
          </table:table-cell>
        </table:table-row>
        <table:table-row>
          <table:table-cell table:style-name="Table1.A5" office:value-type="string">
            <text:p text:style-name="P21">Alt + g</text:p>
            <text:p text:style-name="P21">Alt + r</text:p>
            <text:p text:style-name="P21">Alt + j</text:p>
          </table:table-cell>
          <table:table-cell table:style-name="Table1.A5" office:value-type="string">
            <text:p text:style-name="P5"><text:span text:style-name="T18">п</text:span>одсветка верхнего, среднего или нижнего файла из числа отображаемых на панели</text:p>
          </table:table-cell>
        </table:table-row>
        <table:table-row>
          <table:table-cell table:style-name="Table1.A4" office:value-type="string">
            <text:p text:style-name="P22">Alt + t</text:p>
          </table:table-cell>
          <table:table-cell table:style-name="Table1.A4" office:value-type="string">
            <text:p text:style-name="P6"><text:span text:style-name="T18">п</text:span>ереключить режим отображения</text:p>
          </table:table-cell>
        </table:table-row>
        <table:table-row>
          <table:table-cell table:style-name="Table1.A5" office:value-type="string">
            <text:p text:style-name="P14">Ctrl + <text:span text:style-name="T6">\</text:span></text:p>
          </table:table-cell>
          <table:table-cell table:style-name="Table1.A5" office:value-type="string">
            <text:p text:style-name="P6"><text:span text:style-name="T18">п</text:span>оказать «Справочник каталогов»</text:p>
          </table:table-cell>
        </table:table-row>
        <table:table-row>
          <table:table-cell table:style-name="Table1.A4" office:value-type="string">
            <text:p text:style-name="P22">+</text:p>
          </table:table-cell>
          <table:table-cell table:style-name="Table1.A4" office:value-type="string">
            <text:p text:style-name="P6"><text:span text:style-name="T18">в</text:span>ыбрать (отметить) группу файлов по регулярному выражению</text:p>
          </table:table-cell>
        </table:table-row>
        <table:table-row>
          <table:table-cell table:style-name="Table1.A5" office:value-type="string">
            <text:p text:style-name="P22">\</text:p>
          </table:table-cell>
          <table:table-cell table:style-name="Table1.A5" office:value-type="string">
            <text:p text:style-name="P6"><text:span text:style-name="T18">с</text:span>нять отметку с группы файлов</text:p>
          </table:table-cell>
        </table:table-row>
        <table:table-row>
          <table:table-cell table:style-name="Table1.A4" office:value-type="string">
            <text:p text:style-name="P14">Alt + <text:span text:style-name="T7">o</text:span></text:p>
          </table:table-cell>
          <table:table-cell table:style-name="Table1.A4" office:value-type="string">
            <text:p text:style-name="P7"><text:span text:style-name="T18">е</text:span>сли выделен каталог, установить его текущим в неактивной панели. Иначе, установить родительский каталог текущим.</text:p>
          </table:table-cell>
        </table:table-row>
        <table:table-row>
          <table:table-cell table:style-name="Table1.A5" office:value-type="string">
            <text:p text:style-name="P14">Alt + <text:span text:style-name="T7">i</text:span></text:p>
          </table:table-cell>
          <table:table-cell table:style-name="Table1.A5" office:value-type="string">
            <text:p text:style-name="P7"><text:span text:style-name="T18">т</text:span>екущий каталог активной панели <text:s/>станет текущим каталогом неактивной панели</text:p>
          </table:table-cell>
        </table:table-row>
        <table:table-row>
          <table:table-cell table:style-name="Table1.A4" office:value-type="string">
            <text:p text:style-name="P14">Alt + <text:span text:style-name="T7">y</text:span></text:p>
          </table:table-cell>
          <table:table-cell table:style-name="Table1.A4" office:value-type="string">
            <text:p text:style-name="P7"><text:span text:style-name="T18">к</text:span> предыдущему каталогу из истории перемещения</text:p>
          </table:table-cell>
        </table:table-row>
        <table:table-row>
          <table:table-cell table:style-name="Table1.A5" office:value-type="string">
            <text:p text:style-name="P14">Alt + <text:span text:style-name="T7">u</text:span></text:p>
          </table:table-cell>
          <table:table-cell table:style-name="Table1.A5" office:value-type="string">
            <text:p text:style-name="P1"><text:span text:style-name="T18">к</text:span><text:span text:style-name="T7"> следующему каталогу из истории перемещения</text:span></text:p>
          </table:table-cell>
        </table:table-row>
        <table:table-row>
          <table:table-cell table:style-name="Table1.A4" office:value-type="string">
            <text:p text:style-name="P14">Alt + <text:span text:style-name="T7">H</text:span></text:p>
          </table:table-cell>
          <table:table-cell table:style-name="Table1.A4" office:value-type="string">
            <text:p text:style-name="P7"><text:span text:style-name="T18">о</text:span>тображает историю перемещения по каталогам</text:p>
          </table:table-cell>
        </table:table-row>
        <table:table-row>
          <table:table-cell table:style-name="Table1.A5" office:value-type="string">
            <text:p text:style-name="P14">Alt + <text:span text:style-name="T8">e</text:span></text:p>
          </table:table-cell>
          <table:table-cell table:style-name="Table1.A5" office:value-type="string">
            <text:p text:style-name="P8"><text:span text:style-name="T18">п</text:span>оменять кодировку панели</text:p>
          </table:table-cell>
        </table:table-row>
        <table:table-row table:style-name="Table1.2">
          <table:table-cell table:style-name="Table1.A16" office:value-type="string">
            <text:p text:style-name="P15">Alt + <text:span text:style-name="T8">.</text:span></text:p>
          </table:table-cell>
          <table:table-cell table:style-name="Table1.A16" office:value-type="string">
            <text:p text:style-name="P31"><text:span text:style-name="T18">о</text:span>тобразить скрытые файлы</text:p>
          </table:table-cell>
        </table:table-row>
        <table:table-row table:style-name="Table1.2">
          <table:table-cell table:style-name="Table1.A3" office:value-type="string">
            <text:p text:style-name="P15">Alt + <text:span text:style-name="T8">,</text:span></text:p>
          </table:table-cell>
          <table:table-cell table:style-name="Table1.A3" office:value-type="string">
            <text:p text:style-name="P31"><text:span text:style-name="T18">р</text:span>асположить панели вертикально/горизонтально</text:p>
          </table:table-cell>
        </table:table-row>
        <table:table-row table:style-name="Table1.2">
          <table:table-cell table:style-name="Table1.A16" office:value-type="string">
            <text:p text:style-name="P23">Ctrl + u</text:p>
          </table:table-cell>
          <table:table-cell table:style-name="Table1.A16" office:value-type="string">
            <text:p text:style-name="P28"><text:span text:style-name="T18">п</text:span>оменять панели местами</text:p>
          </table:table-cell>
        </table:table-row>
        <table:table-row>
          <table:table-cell table:style-name="Table1.A1" table:number-columns-spanned="2" office:value-type="string">
            <text:p text:style-name="P40">Разные команды</text:p>
          </table:table-cell>
          <table:covered-table-cell/>
        </table:table-row>
        <table:table-row>
          <table:table-cell table:style-name="Table1.A5" office:value-type="string">
            <text:p text:style-name="P44">Ctrl + x c</text:p>
          </table:table-cell>
          <table:table-cell table:style-name="Table1.A5" office:value-type="string">
            <text:p text:style-name="P4"><text:span text:style-name="T18">п</text:span><text:span text:style-name="T9">оменять права </text:span><text:span text:style-name="T2">(chmod)</text:span><text:span text:style-name="T9"> для отмеченных файлов</text:span></text:p>
          </table:table-cell>
        </table:table-row>
        <table:table-row>
          <table:table-cell table:style-name="Table1.A4" office:value-type="string">
            <text:p text:style-name="P53">Ctrl + x o</text:p>
          </table:table-cell>
          <table:table-cell table:style-name="Table1.A4" office:value-type="string">
            <text:p text:style-name="P4"><text:span text:style-name="T18">п</text:span><text:span text:style-name="T9">оменять </text:span><text:span text:style-name="T10">владельца</text:span><text:span text:style-name="T9"> </text:span><text:span text:style-name="T2">(c</text:span><text:span text:style-name="T3">hown</text:span><text:span text:style-name="T2">)</text:span><text:span text:style-name="T9"> для отмеченных файлов</text:span></text:p>
          </table:table-cell>
        </table:table-row>
        <table:table-row>
          <table:table-cell table:style-name="Table1.A5" office:value-type="string">
            <text:p text:style-name="P20"><text:span text:style-name="T9">Ctrl + </text:span><text:span text:style-name="T10">x l</text:span></text:p>
          </table:table-cell>
          <table:table-cell table:style-name="Table1.A5" office:value-type="string">
            <text:p text:style-name="P13"><text:span text:style-name="T18">с</text:span><text:span text:style-name="T9">оздать жёсткую ссылку</text:span></text:p>
          </table:table-cell>
        </table:table-row>
        <table:table-row>
          <table:table-cell table:style-name="Table1.A4" office:value-type="string">
            <text:p text:style-name="P46">Ctrl + x s</text:p>
          </table:table-cell>
          <table:table-cell table:style-name="Table1.A4" office:value-type="string">
            <text:p text:style-name="P13"><text:span text:style-name="T18">с</text:span>оздать абсолютную символическую ссылку</text:p>
          </table:table-cell>
        </table:table-row>
        <table:table-row>
          <table:table-cell table:style-name="Table1.A5" office:value-type="string">
            <text:p text:style-name="P54">Ctrl + x v</text:p>
          </table:table-cell>
          <table:table-cell table:style-name="Table1.A5" office:value-type="string">
            <text:p text:style-name="P13"><text:span text:style-name="T18">с</text:span>оздать относительную символическую ссылку</text:p>
          </table:table-cell>
        </table:table-row>
        <table:table-row table:style-name="Table1.2">
          <table:table-cell table:style-name="Table1.A16" office:value-type="string">
            <text:p text:style-name="P46">Ctrl + x i</text:p>
          </table:table-cell>
          <table:table-cell table:style-name="Table1.A16" office:value-type="string">
            <text:p text:style-name="P13"><text:span text:style-name="T18">п</text:span>ереводит пассивную панель в режим «Информация»</text:p>
          </table:table-cell>
        </table:table-row>
        <table:table-row table:style-name="Table1.2">
          <table:table-cell table:style-name="Table1.A3" office:value-type="string">
            <text:p text:style-name="P33"><text:span text:style-name="T10">Ctrl + x </text:span><text:span text:style-name="T16">q</text:span></text:p>
          </table:table-cell>
          <table:table-cell table:style-name="Table1.A3" office:value-type="string">
            <text:p text:style-name="P13"><text:span text:style-name="T18">п</text:span>ереводит пассивную панель в режим быстрого просмотра</text:p>
          </table:table-cell>
        </table:table-row>
        <table:table-row>
          <table:table-cell table:style-name="Table1.A4" office:value-type="string">
            <text:p text:style-name="P20"><text:span text:style-name="T16">Ctrl + </text:span><text:span text:style-name="T10">x !</text:span></text:p>
          </table:table-cell>
          <table:table-cell table:style-name="Table1.A4" office:value-type="string">
            <text:p text:style-name="P13"><text:span text:style-name="T18">м</text:span>еню <text:span text:style-name="T1">→ </text:span>«Критерий панелизации»</text:p>
          </table:table-cell>
        </table:table-row>
        <table:table-row>
          <table:table-cell table:style-name="Table1.A5" office:value-type="string">
            <text:p text:style-name="P54">Ctrl + x h</text:p>
          </table:table-cell>
          <table:table-cell table:style-name="Table1.A5" office:value-type="string">
            <text:p text:style-name="P13"><text:span text:style-name="T18">д</text:span><text:span text:style-name="T10">обавить имя каталога в «Справочник каталогов»</text:span></text:p>
          </table:table-cell>
        </table:table-row>
        <table:table-row>
          <table:table-cell table:style-name="Table1.A4" office:value-type="string">
            <text:p text:style-name="P46">Alt + !</text:p>
          </table:table-cell>
          <table:table-cell table:style-name="Table1.A4" office:value-type="string">
            <text:p text:style-name="P13"><text:span text:style-name="T19">п</text:span>росмотр вывода команды</text:p>
          </table:table-cell>
        </table:table-row>
        <table:table-row>
          <table:table-cell table:style-name="Table1.A5" office:value-type="string">
            <text:p text:style-name="P20"><text:span text:style-name="T10">Alt </text:span>+ <text:span text:style-name="T10">?</text:span></text:p>
          </table:table-cell>
          <table:table-cell table:style-name="Table1.A5" office:value-type="string">
            <text:p text:style-name="P13"><text:span text:style-name="T18">о</text:span><text:span text:style-name="T10">кно «Поиск файла»</text:span></text:p>
          </table:table-cell>
        </table:table-row>
        <table:table-row>
          <table:table-cell table:style-name="Table1.A4" office:value-type="string">
            <text:p text:style-name="P46">Alt + c</text:p>
          </table:table-cell>
          <table:table-cell table:style-name="Table1.A4" office:value-type="string">
            <text:p text:style-name="P13"><text:span text:style-name="T18">о</text:span>кно «Быстрая смена каталога»</text:p>
          </table:table-cell>
        </table:table-row>
        <table:table-row>
          <table:table-cell table:style-name="Table1.A5" office:value-type="string">
            <text:p text:style-name="P46">Ctrl + o</text:p>
          </table:table-cell>
          <table:table-cell table:style-name="Table1.A5" office:value-type="string">
            <text:p text:style-name="P48">скрыть/показать панели</text:p>
          </table:table-cell>
        </table:table-row>
        <table:table-row>
          <table:table-cell table:style-name="Table1.A4" office:value-type="string">
            <text:p text:style-name="P20"><text:span text:style-name="T16">C</text:span><text:span text:style-name="T10">trl + </text:span><text:span text:style-name="T16">Space</text:span></text:p>
          </table:table-cell>
          <table:table-cell table:style-name="Table1.A4" office:value-type="string">
            <text:p text:style-name="P12"><text:span text:style-name="T18">п</text:span><text:span text:style-name="T20">одсчёт размера каталога</text:span></text:p>
          </table:table-cell>
        </table:table-row>
        <table:table-row table:style-name="Table1.2">
          <table:table-cell table:style-name="Table1.A3" office:value-type="string">
            <text:p text:style-name="P47">Ctrl + r</text:p>
          </table:table-cell>
          <table:table-cell table:style-name="Table1.A3" office:value-type="string">
            <text:p text:style-name="P30">перечитать содержимое каталога</text:p>
          </table:table-cell>
        </table:table-row>
        <table:table-row table:style-name="Table1.2">
          <table:table-cell table:style-name="Table1.A16" office:value-type="string">
            <text:p text:style-name="P19">Ctrl + <text:span text:style-name="T9">l</text:span></text:p>
          </table:table-cell>
          <table:table-cell table:style-name="Table1.A16" office:value-type="string">
            <text:p text:style-name="P49">перерисовать экран</text:p>
          </table:table-cell>
        </table:table-row>
        <table:table-row table:style-name="Table1.2">
          <table:table-cell table:style-name="Table1.A3" office:value-type="string">
            <text:p text:style-name="P26">Ctrl + x j</text:p>
          </table:table-cell>
          <table:table-cell table:style-name="Table1.A3" office:value-type="string">
            <text:p text:style-name="P30">показать фоновые задания</text:p>
          </table:table-cell>
        </table:table-row>
        <table:table-row table:style-name="Table1.2">
          <table:table-cell table:style-name="Table1.A16" office:value-type="string">
            <text:p text:style-name="P55"><text:span text:style-name="T22">Ctrl + x d</text:span></text:p>
          </table:table-cell>
          <table:table-cell table:style-name="Table1.A16" office:value-type="string">
            <text:p text:style-name="P52"><text:span text:style-name="T22">сравнить каталоги</text:span></text:p>
          </table:table-cell>
        </table:table-row>
        <table:table-row table:style-name="Table1.2">
          <table:table-cell table:style-name="Table1.A3" office:value-type="string">
            <text:p text:style-name="P45"><text:span text:style-name="T22">Ctrl + x</text:span></text:p>
            <text:p text:style-name="P45"><text:span text:style-name="T22">Ctrl + d</text:span></text:p>
          </table:table-cell>
          <table:table-cell table:style-name="Table1.A3" office:value-type="string">
            <text:p text:style-name="P51"><text:span text:style-name="T22">сравнить файлы</text:span></text:p>
          </table:table-cell>
        </table:table-row>
        <table:table-row table:style-name="Table1.2">
          <table:table-cell table:style-name="Table1.A39" table:number-columns-spanned="2" office:value-type="string">
            <text:p text:style-name="P42">Быстрый поиск</text:p>
          </table:table-cell>
          <table:covered-table-cell/>
        </table:table-row>
        <table:table-row>
          <table:table-cell table:style-name="Table1.A5" office:value-type="string">
            <text:p text:style-name="P24">Ctrl/Alt + s</text:p>
          </table:table-cell>
          <table:table-cell table:style-name="Table1.A5" office:value-type="string">
            <text:p text:style-name="P9"><text:span text:style-name="T18">р</text:span>ежим быстрого поиска</text:p>
          </table:table-cell>
        </table:table-row>
        <table:table-row table:style-name="Table1.2">
          <table:table-cell table:style-name="Table1.A39" table:number-columns-spanned="2" office:value-type="string">
            <text:p text:style-name="P42">Командная строка оболочки</text:p>
          </table:table-cell>
          <table:covered-table-cell/>
        </table:table-row>
        <table:table-row>
          <table:table-cell table:style-name="Table1.A5" office:value-type="string">
            <text:p text:style-name="P16"><text:span text:style-name="T11">Ctrl/Alt </text:span><text:span text:style-name="T12">+ Enter</text:span></text:p>
          </table:table-cell>
          <table:table-cell table:style-name="Table1.A5" office:value-type="string">
            <text:p text:style-name="P10"><text:span text:style-name="T18">к</text:span>опирует подсвеченное имя файла в командную строку</text:p>
          </table:table-cell>
        </table:table-row>
        <table:table-row table:style-name="Table1.2">
          <table:table-cell table:style-name="Table1.A16" office:value-type="string">
            <text:p text:style-name="P36">Alt + Tab</text:p>
          </table:table-cell>
          <table:table-cell table:style-name="Table1.A16" office:value-type="string">
            <text:p text:style-name="P37"><text:span text:style-name="T18">п</text:span>ытается выполнить операцию Завершение ввода</text:p>
          </table:table-cell>
        </table:table-row>
        <table:table-row>
          <table:table-cell table:style-name="Table1.A5" office:value-type="string">
            <text:p text:style-name="P34">Ctrl + x t, Ctrl + x Ctrl + t</text:p>
          </table:table-cell>
          <table:table-cell table:style-name="Table1.A5" office:value-type="string">
            <text:p text:style-name="P2"><text:span text:style-name="T18">к</text:span><text:span text:style-name="T12">опирует в командную строку имена помеченных файлов из активной/</text:span><text:span text:style-name="T13">пассивной</text:span><text:span text:style-name="T12"> панели</text:span></text:p>
          </table:table-cell>
        </table:table-row>
        <table:table-row table:style-name="Table1.2">
          <table:table-cell table:style-name="Table1.A16" office:value-type="string">
            <text:p text:style-name="P32"><text:span text:style-name="T14">Ctrl + x </text:span><text:span text:style-name="T15">p</text:span><text:span text:style-name="T14">,</text:span><text:span text:style-name="T12"> Ctrl + x Ctrl + </text:span><text:span text:style-name="T13">p</text:span></text:p>
          </table:table-cell>
          <table:table-cell table:style-name="Table1.A16" office:value-type="string">
            <text:p text:style-name="P38"><text:span text:style-name="T18">к</text:span>опирует в командную строку имя текущего каталога из активной/пассивной панели</text:p>
          </table:table-cell>
        </table:table-row>
        <table:table-row>
          <table:table-cell table:style-name="Table1.A5" office:value-type="string">
            <text:p text:style-name="P17">Ctrl + <text:span text:style-name="T13">q</text:span></text:p>
          </table:table-cell>
          <table:table-cell table:style-name="Table1.A5" office:value-type="string">
            <text:p text:style-name="P3"><text:span text:style-name="T18">в</text:span><text:span text:style-name="T16">ставить символы, которые интерпретируются </text:span><text:span text:style-name="T4">mc </text:span><text:span text:style-name="T16">(пример: +)</text:span></text:p>
          </table:table-cell>
        </table:table-row>
        <table:table-row table:style-name="Table1.2">
          <table:table-cell table:style-name="Table1.A16" office:value-type="string">
            <text:p text:style-name="P18"><text:span text:style-name="T16">Alt</text:span> + <text:span text:style-name="T16">p, Alt + n</text:span></text:p>
          </table:table-cell>
          <table:table-cell table:style-name="Table1.A16" office:value-type="string">
            <text:p text:style-name="P28"><text:span text:style-name="T18">п</text:span>еремещение по истории команд</text:p>
          </table:table-cell>
        </table:table-row>
        <table:table-row>
          <table:table-cell table:style-name="Table1.A5" office:value-type="string">
            <text:p text:style-name="P23">Alt + h</text:p>
          </table:table-cell>
          <table:table-cell table:style-name="Table1.A5" office:value-type="string">
            <text:p text:style-name="P11"><text:span text:style-name="T18">в</text:span>ыводит историю текущей строки ввода (историю команд)</text:p>
          </table:table-cell>
        </table:table-row>
        <table:table-row table:style-name="Table1.2">
          <table:table-cell table:style-name="Table1.A16" office:value-type="string">
            <text:p text:style-name="P25">Ctrl + V</text:p>
          </table:table-cell>
          <table:table-cell table:style-name="Table1.A16" office:value-type="string">
            <text:p text:style-name="P29">вставка из буфера обмена</text:p>
          </table:table-cell>
        </table:table-row>
        <table:table-row table:style-name="Table1.2">
          <table:table-cell table:style-name="Table1.A39" table:number-columns-spanned="2" office:value-type="string">
            <text:p text:style-name="P41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5"><text:a xlink:type="simple" xlink:href="https://github.com/drakulavich/russian-mc-cheatsheet">github.com/drakulavich/russian-mc-cheatsheet</text:a></text:p>
          </table:table-cell>
        </table:table-row>
      </table:table>
      <text:p text:style-name="P43"><draw:a xlink:type="simple" xlink:href="http://creativecommons.org/licenses/by-nc/3.0/"><draw:frame draw:style-name="fr1" draw:name="LICENSE" text:anchor-type="paragraph" svg:width="2.117cm" svg:height="0.397cm" draw:z-index="0"><draw:image xlink:href="Pictures/10000000000000500000000F10827EFB.png" xlink:type="simple" xlink:show="embed" xlink:actuate="onLoad"/></draw:frame></draw:a>Версия: <text:span text:style-name="T17">0.9</text:span><text:span text:style-name="T23">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5cm" fo:margin-bottom="1.75cm" fo:margin-left="2cm" fo:margin-right="2cm" style:writing-mode="lr-tb" style:footnote-max-height="0cm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 Tryapichnikov</meta:initial-creator>
    <meta:creation-date>2010-03-18T01:51:00</meta:creation-date>
    <dc:date>2011-02-09T21:37:55</dc:date>
    <dc:creator>Anton Yakutovich</dc:creator>
    <meta:editing-duration>PT08H46M32S</meta:editing-duration>
    <meta:editing-cycles>32</meta:editing-cycles>
    <meta:generator>OpenOffice.org/3.2$Linux OpenOffice.org_project/320m19$Build-9505</meta:generator>
    <meta:printed-by>Anton Yakutovich</meta:printed-by>
    <meta:print-date>2010-03-22T23:35:33</meta:print-date>
    <meta:document-statistic meta:table-count="2" meta:image-count="1" meta:object-count="0" meta:page-count="1" meta:paragraph-count="101" meta:word-count="410" meta:character-count="2402"/>
  </office:meta>
</office:document-meta>
</file>